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0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4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2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6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6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72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7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" style:family="paragraph">
      <style:paragraph-properties fo:line-height="115.00%" fo:text-align="justify" fo:margin-top="8.50pt" fo:margin-bottom="4.25pt"/>
    </style:style>
    <style:style style:name="P3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5" style:family="paragraph">
      <style:paragraph-properties fo:line-height="115.00%" fo:text-align="justify" fo:margin-top="12.00pt" fo:margin-bottom="6.00pt"/>
    </style:style>
    <style:style style:name="P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7" style:family="paragraph">
      <style:paragraph-properties fo:line-height="115.00%" fo:text-align="justify" fo:margin-bottom="10.00pt"/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9" style:family="paragraph">
      <style:paragraph-properties fo:line-height="115.00%" fo:text-align="justify" fo:margin-bottom="10.00p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1" style:family="paragraph">
      <style:paragraph-properties fo:line-height="115.00%" fo:text-align="justify" fo:margin-bottom="10.00p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3" style:family="paragraph">
      <style:paragraph-properties fo:line-height="115.00%" fo:text-align="justify" fo:margin-bottom="10.00p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5" style:family="paragraph">
      <style:paragraph-properties fo:line-height="115.00%" fo:text-align="justify" fo:margin-bottom="10.00p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7" style:family="paragraph">
      <style:paragraph-properties fo:line-height="115.00%" fo:text-align="justify" fo:margin-bottom="10.00p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9" style:family="paragraph">
      <style:paragraph-properties fo:line-height="115.00%" fo:text-align="justify" fo:margin-bottom="10.00p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1" style:family="paragraph">
      <style:paragraph-properties fo:line-height="115.00%" fo:text-align="justify" fo:margin-bottom="10.00p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3" style:family="paragraph">
      <style:paragraph-properties fo:line-height="115.00%" fo:text-align="justify" fo:margin-bottom="10.00pt"/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5" style:family="paragraph">
      <style:paragraph-properties fo:line-height="115.00%" fo:text-align="justify" fo:margin-bottom="10.00p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7" style:family="paragraph">
      <style:paragraph-properties fo:line-height="115.00%" fo:text-align="justify" fo:margin-bottom="10.00p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9" style:family="paragraph">
      <style:paragraph-properties fo:line-height="115.00%" fo:text-align="justify" fo:margin-bottom="10.00p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1" style:family="paragraph">
      <style:paragraph-properties fo:line-height="115.00%" fo:text-align="justify" fo:margin-bottom="10.00p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3" style:family="paragraph">
      <style:paragraph-properties fo:line-height="115.00%" fo:text-align="justify" fo:margin-bottom="10.00pt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5" style:family="paragraph">
      <style:paragraph-properties fo:line-height="115.00%" fo:text-align="justify" fo:margin-bottom="10.00pt"/>
    </style:style>
    <style:style style:name="P3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7" style:family="paragraph">
      <style:paragraph-properties fo:line-height="115.00%" fo:text-align="justify" fo:margin-bottom="10.00pt"/>
    </style:style>
    <style:style style:name="P3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9" style:family="paragraph">
      <style:paragraph-properties fo:line-height="115.00%" fo:text-align="justify" fo:margin-bottom="10.00pt"/>
    </style:style>
    <style:style style:name="TableColumn0100" style:family="table-column">
      <style:table-column-properties style:column-width="7.048611in"/>
    </style:style>
    <style:style style:name="Table01" style:family="table">
      <style:table-properties style:width="7.04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34722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7.048611in"/>
    </style:style>
    <style:style style:name="Table02" style:family="table">
      <style:table-properties style:width="7.04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7.048611in"/>
    </style:style>
    <style:style style:name="Table03" style:family="table">
      <style:table-properties style:width="7.048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7.048611in"/>
    </style:style>
    <style:style style:name="Table04" style:family="table">
      <style:table-properties style:width="7.0486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7.048611in"/>
    </style:style>
    <style:style style:name="Table05" style:family="table">
      <style:table-properties style:width="7.048611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7.048611in"/>
    </style:style>
    <style:style style:name="Table06" style:family="table">
      <style:table-properties style:width="7.048611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700" style:family="table-column">
      <style:table-column-properties style:column-width="7.048611in"/>
    </style:style>
    <style:style style:name="Table07" style:family="table">
      <style:table-properties style:width="7.048611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800" style:family="table-column">
      <style:table-column-properties style:column-width="7.048611in"/>
    </style:style>
    <style:style style:name="Table08" style:family="table">
      <style:table-properties style:width="7.048611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900" style:family="table-column">
      <style:table-column-properties style:column-width="7.048611in"/>
    </style:style>
    <style:style style:name="Table09" style:family="table">
      <style:table-properties style:width="7.048611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ext:p text:style-name="P2"><draw:frame text:anchor-type="as-char" svg:width="177.01mm" svg:height="11.11mm" style:rel-width="scale" style:rel-height="scale"><draw:object-ole xlink:href="OleObj1"/><draw:image xlink:href="ObjectReplacements/OleObj1"/></draw:frame><text:span text:style-name="T2">Sistemas Operativos</text:span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Formulario de auto-evaluación</text:span></text:p>
            <text:p text:style-name="P5"><text:span text:style-name="T5">Modulo 2. Sesión 1. Llamadas al sistema para el S.Archivos. Parte I</text:span><text:span text:style-name="T6"/></text:p>
          </table:table-cell>
        </table:table-row>
      </table:table>
      <text:p text:style-name="P7"><text:span text:style-name="T6"/></text:p>
      <text:p text:style-name="P7"><text:span text:style-name="T7">Nombre y apellidos: </text:span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9"><text:span text:style-name="T8"/></text:p>
          </table:table-cell>
        </table:table-row>
      </table:table>
      <text:p text:style-name="P11"><text:span text:style-name="T8"/></text:p>
      <text:p text:style-name="P11"><text:span text:style-name="T9">a) Cuestionario de actitud frente al trabajo.</text:span></text:p>
      <text:p text:style-name="P11"><text:span text:style-name="T10">El tiempo que he dedicado a la preparación de la sesión antes de asistir al laboratorio ha sido de …... minutos.</text:span></text:p>
      <text:p text:style-name="P11"><text:span text:style-name="T10">1. He resuelto todas las dudas que tenía antes de iniciar la sesión de prácticas: …... (si/no). En caso de haber contestado “no”, indica los motivos por los que no las has resuelto:</text:span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</table:table-cell>
        </table:table-row>
      </table:table>
      <text:p text:style-name="P15"><text:span text:style-name="T11"/></text:p>
      <text:p text:style-name="P15"><text:span text:style-name="T12">2. Tengo que trabajar algo más los conceptos sobre:</text:span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17"><text:span text:style-name="T13"/></text:p>
            <text:p text:style-name="P17"><text:span text:style-name="T13"/></text:p>
            <text:p text:style-name="P17"><text:span text:style-name="T13"/></text:p>
            <text:p text:style-name="P17"><text:span text:style-name="T13"/></text:p>
          </table:table-cell>
        </table:table-row>
      </table:table>
      <text:p text:style-name="P19"><text:span text:style-name="T13"/></text:p>
      <text:p text:style-name="P19"><text:span text:style-name="T14">3. Comentarios y sugerencias:</text:span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21"><text:span text:style-name="T15"/></text:p>
            <text:p text:style-name="P21"><text:span text:style-name="T15"/></text:p>
            <text:p text:style-name="P21"><text:span text:style-name="T15"/></text:p>
            <text:p text:style-name="P21"><text:span text:style-name="T15"/></text:p>
          </table:table-cell>
        </table:table-row>
      </table:table>
      <text:p text:style-name="P23"><text:span text:style-name="T15"/></text:p>
      <text:p text:style-name="P23"><text:span text:style-name="T16">b) Cuestionario de conocimientos adquiridos.</text:span></text:p>
      <text:p text:style-name="P23"><text:span text:style-name="T17">Mi solución al<text:s/></text:span><text:span text:style-name="T18">ejercicio 1</text:span><text:span text:style-name="T19"><text:s/>ha sido:</text:span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25"><text:span text:style-name="T21">El programa consiste en escribir el primer array char en el archivo (con write), avanzar 40 posiciones desde el inicio (lseek) y escribir el segundo array de char (segundo write).</text:span></text:p>
            <text:p text:style-name="P25"><text:span text:style-name="T21">Haciendo cat archivo aparece:</text:span></text:p>
            <text:p text:style-name="P25"><text:span text:style-name="T21"><text:s text:c="3"/>abcdefghijABCDEFGHIJ</text:span></text:p>
            <text:p text:style-name="P25"><text:span text:style-name="T21">Haciendo od -c archivo aparece:</text:span></text:p>
            <text:p text:style-name="P25"><text:span text:style-name="T21"><text:s text:c="2"/>0000000<text:s text:c="3"/>a<text:s text:c="3"/>b<text:s text:c="3"/>c<text:s text:c="3"/>d<text:s text:c="3"/>e<text:s text:c="3"/>f<text:s text:c="3"/>g<text:s text:c="3"/>h<text:s text:c="3"/>i<text:s text:c="3"/>j<text:s text:c="2"/>\0<text:s text:c="2"/>\0<text:s text:c="2"/>\0<text:s text:c="2"/>\0<text:s text:c="2"/>\0<text:s text:c="2"/>\0</text:span></text:p>
            <text:p text:style-name="P25"><text:span text:style-name="T21"><text:s text:c="2"/>0000020<text:s text:c="2"/>\0<text:s text:c="2"/>\0<text:s text:c="2"/>\0<text:s text:c="2"/>\0<text:s text:c="2"/>\0<text:s text:c="2"/>\0<text:s text:c="2"/>\0<text:s text:c="2"/>\0<text:s text:c="2"/>\0<text:s text:c="2"/>\0<text:s text:c="2"/>\0<text:s text:c="2"/>\0<text:s text:c="2"/>\0<text:s text:c="2"/>\0<text:s text:c="2"/>\0<text:s text:c="2"/>\0</text:span></text:p>
            <text:p text:style-name="P25"><text:span text:style-name="T21"><text:s text:c="2"/>0000040<text:s text:c="2"/>\0<text:s text:c="2"/>\0<text:s text:c="2"/>\0<text:s text:c="2"/>\0<text:s text:c="2"/>\0<text:s text:c="2"/>\0<text:s text:c="2"/>\0<text:s text:c="2"/>\0<text:s text:c="3"/>A<text:s text:c="3"/>B<text:s text:c="3"/>C<text:s text:c="3"/>D<text:s text:c="3"/>E<text:s text:c="3"/>F<text:s text:c="3"/>G<text:s text:c="3"/>H</text:span></text:p>
            <text:p text:style-name="P25"><text:span text:style-name="T21"><text:s text:c="2"/>0000060<text:s text:c="3"/>I<text:s text:c="3"/>J</text:span></text:p>
            <text:p text:style-name="P25"><text:span text:style-name="T21"><text:s text:c="2"/>0000062</text:span><text:span text:style-name="T22"/></text:p>
          </table:table-cell>
        </table:table-row>
      </table:table>
      <text:p text:style-name="P27"><text:span text:style-name="T22"/></text:p>
      <text:p text:style-name="P27"><text:span text:style-name="T23">Mi solución a la<text:s/></text:span><text:span text:style-name="T24">ejercicio 2</text:span><text:span text:style-name="T25"><text:s/>ha sido:</text:span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29"><text:span text:style-name="T27">/*</text:span></text:p>
            <text:p text:style-name="P29"><text:span text:style-name="T27">Ejercicio2.c Rubén Calvo Villazán</text:span></text:p>
            <text:p text:style-name="P29"><text:span text:style-name="T27">Trabajo con llamadas al sistema del Sistema de Archivos ''POSIX 2.10 compliant''</text:span></text:p>
            <text:p text:style-name="P29"><text:span text:style-name="T27">*/</text:span></text:p>
            <text:p text:style-name="P29"><text:span text:style-name="T28"/></text:p>
            <text:p text:style-name="P29"><text:span text:style-name="T29">#include &lt;unistd.h&gt; /* POSIX Standard: 2.10 Symbolic Constants &lt;unistd.h&gt;<text:tab/><text:tab/><text:s text:c="19"/>*/</text:span></text:p>
            <text:p text:style-name="P29"><text:span text:style-name="T29">#include &lt;stdio.h&gt;</text:span></text:p>
            <text:p text:style-name="P29"><text:span text:style-name="T29">#include &lt;stdlib.h&gt;</text:span></text:p>
            <text:p text:style-name="P29"><text:span text:style-name="T29">#include &lt;sys/types.h&gt; /* Primitive system data types for abstraction of implementation-dependent data types.<text:s text:c="5"/>\</text:span></text:p>
            <text:p text:style-name="P29"><text:span text:style-name="T29"><text:tab/><text:tab/><text:s text:c="21"/>POSIX Standard: 2.6 Primitive System Data Types<text:s text:c="5"/>&lt;sys/types.h&gt; */</text:span></text:p>
            <text:p text:style-name="P29"><text:span text:style-name="T29">#include &lt;sys/stat.h&gt;</text:span></text:p>
            <text:p text:style-name="P29"><text:span text:style-name="T29">#include &lt;stdio.h&gt;</text:span></text:p>
            <text:p text:style-name="P29"><text:span text:style-name="T29">#include &lt;errno.h&gt;</text:span></text:p>
            <text:p text:style-name="P29"><text:span text:style-name="T29">#include &lt;string.h&gt;</text:span></text:p>
            <text:p text:style-name="P29"><text:span text:style-name="T29">#include &lt;fcntl.h&gt;</text:span></text:p>
            <text:p text:style-name="P29"><text:span text:style-name="T29">#include &lt;stdbool.h&gt;</text:span></text:p>
            <text:p text:style-name="P29"><text:span text:style-name="T29">#include &lt;unistd.h&gt;</text:span></text:p>
            <text:p text:style-name="P29"><text:span text:style-name="T30"/></text:p>
            <text:p text:style-name="P29"><text:span text:style-name="T31">bool LecturaYEscritura(char* nombre){</text:span></text:p>
            <text:p text:style-name="P29"><text:span text:style-name="T31"><text:s text:c="2"/>bool exito = true;</text:span></text:p>
            <text:p text:style-name="P29"><text:span text:style-name="T31"><text:s text:c="2"/>int fd;</text:span></text:p>
            <text:p text:style-name="P29"><text:span text:style-name="T31"><text:s text:c="2"/>int salida;</text:span></text:p>
            <text:p text:style-name="P29"><text:span text:style-name="T31"><text:s text:c="2"/>const int TAM = 80;</text:span></text:p>
            <text:p text:style-name="P29"><text:span text:style-name="T31"><text:s text:c="2"/>int tam = 10;</text:span></text:p>
            <text:p text:style-name="P29"><text:span text:style-name="T31"><text:s text:c="2"/>int tamNumBloques = 27;</text:span></text:p>
            <text:p text:style-name="P29"><text:span text:style-name="T31"><text:s text:c="2"/>char lectura[TAM];</text:span></text:p>
            <text:p text:style-name="P29"><text:span text:style-name="T31"><text:s text:c="2"/>int i = 1;</text:span></text:p>
            <text:p text:style-name="P29"><text:span text:style-name="T31"><text:s text:c="2"/>char numbloques[tamNumBloques];</text:span></text:p>
            <text:p text:style-name="P29"><text:span text:style-name="T32"/></text:p>
            <text:p text:style-name="P29"><text:span text:style-name="T33"><text:s text:c="2"/>if((fd = open(nombre,O_RDWR | O_CREAT, 0700))&lt;0) { //<text:s text:c="2"/>Abrimos el archivo de la ruta "nombre"</text:span></text:p>
            <text:p text:style-name="P29"><text:span text:style-name="T33"><text:s text:c="6"/>printf("\nError en apertura del archivo\n");</text:span></text:p>
            <text:p text:style-name="P29"><text:span text:style-name="T33"><text:s text:c="6"/>exit(-1);</text:span></text:p>
            <text:p text:style-name="P29"><text:span text:style-name="T33"><text:s text:c="2"/>}</text:span></text:p>
            <text:p text:style-name="P29"><text:span text:style-name="T33"><text:s text:c="2"/>if((salida = open("salida.txt",O_RDWR | O_CREAT, 0700))&lt;0) { // Abrimos o creamos el archivo salida en caso de que no exista</text:span></text:p>
            <text:p text:style-name="P29"><text:span text:style-name="T33"><text:s text:c="6"/>printf("\nError en apertura del archivo de salida\n");</text:span></text:p>
            <text:p text:style-name="P29"><text:span text:style-name="T33"><text:s text:c="6"/>exit(-1);</text:span></text:p>
            <text:p text:style-name="P29"><text:span text:style-name="T33"><text:s text:c="2"/>}</text:span></text:p>
            <text:p text:style-name="P29"><text:span text:style-name="T34"/></text:p>
            <text:p text:style-name="P29"><text:span text:style-name="T35"><text:s text:c="2"/>//---------------------------------------------------------------------------------------------</text:span></text:p>
            <text:p text:style-name="P29"><text:span text:style-name="T35"><text:s text:c="2"/>while(read(fd, lectura, TAM) &gt;0) { // Leemos el archivo en bloques de 80 bytes y lo almacenamos en el vector de char lectura</text:span></text:p>
            <text:p text:style-name="P29"><text:span text:style-name="T35"><text:s text:c="6"/>char bloques[tam];</text:span></text:p>
            <text:p text:style-name="P29"><text:span text:style-name="T35"><text:s text:c="6"/>sprintf(bloques, "\nBloque %i\n", i); //Guardamos en bloques el texto con el numero de bloque</text:span></text:p>
            <text:p text:style-name="P29"><text:span text:style-name="T35"><text:s text:c="6"/>if(write(salida,bloques,tam) == -1) { // Escribimos el numero de bloque en salida.txt</text:span></text:p>
            <text:p text:style-name="P29"><text:span text:style-name="T35"><text:s text:c="10"/>printf("\nError en write");</text:span></text:p>
            <text:p text:style-name="P29"><text:span text:style-name="T35"><text:s text:c="10"/>exit(-1);</text:span></text:p>
            <text:p text:style-name="P29"><text:span text:style-name="T35"><text:s text:c="6"/>}</text:span></text:p>
            <text:p text:style-name="P29"><text:span text:style-name="T35"><text:s text:c="6"/>if(write(salida, lectura, TAM) == -1) { // Escribimos la lectura en salida.txt</text:span></text:p>
            <text:p text:style-name="P29"><text:span text:style-name="T35"><text:s text:c="10"/>printf("\nError en write");</text:span></text:p>
            <text:p text:style-name="P29"><text:span text:style-name="T35"><text:s text:c="10"/>exit(-1);</text:span></text:p>
            <text:p text:style-name="P29"><text:span text:style-name="T35"><text:s text:c="6"/>}</text:span></text:p>
            <text:p text:style-name="P29"><text:span text:style-name="T36"/></text:p>
            <text:p text:style-name="P29"><text:span text:style-name="T37"><text:s text:c="6"/>if(i &gt;= 10 &amp;&amp;i &lt;100){ // Modificamos tam para que quepan mas numeros de bloque</text:span></text:p>
            <text:p text:style-name="P29"><text:span text:style-name="T37"><text:s text:c="8"/>tam = 11;</text:span></text:p>
            <text:p text:style-name="P29"><text:span text:style-name="T37"><text:s text:c="6"/>}</text:span></text:p>
            <text:p text:style-name="P29"><text:span text:style-name="T37"><text:s text:c="6"/>if(i &gt;= 100){</text:span></text:p>
            <text:p text:style-name="P29"><text:span text:style-name="T37"><text:s text:c="8"/>tam = 12;</text:span></text:p>
            <text:p text:style-name="P29"><text:span text:style-name="T37"><text:s text:c="6"/>}</text:span></text:p>
            <text:p text:style-name="P29"><text:span text:style-name="T37"><text:s text:c="6"/>i++; //Contamos los bloques</text:span></text:p>
            <text:p text:style-name="P29"><text:span text:style-name="T37"><text:s text:c="2"/>}</text:span></text:p>
            <text:p text:style-name="P29"><text:span text:style-name="T38"/></text:p>
            <text:p text:style-name="P29"><text:span text:style-name="T39">if(lseek(salida, 0, SEEK_SET)&lt;0){ // Movemos la escritura al principio de salida.txt para poner el numero de bloques</text:span></text:p>
            <text:p text:style-name="P29"><text:span text:style-name="T39"><text:s text:c="2"/>printf("\nError en lseek");</text:span></text:p>
            <text:p text:style-name="P29"><text:span text:style-name="T39"><text:s text:c="2"/>exit(-1);</text:span></text:p>
            <text:p text:style-name="P29"><text:span text:style-name="T39"><text:s text:c="2"/>}</text:span></text:p>
            <text:p text:style-name="P29"><text:span text:style-name="T40"/></text:p>
            <text:p text:style-name="P29"><text:span text:style-name="T41"><text:s text:c="2"/>sprintf(numbloques, "\nEl numerode bloques es %i\n", (i - 1)); // En numbloques guardamos el numero de bloques</text:span></text:p>
            <text:p text:style-name="P29"><text:span text:style-name="T41"><text:s text:c="2"/>if(write(salida, numbloques, tamNumBloques) &lt;0) { // Escribimos el numero de bloques al principio de salida.txt</text:span></text:p>
            <text:p text:style-name="P29"><text:span text:style-name="T41"><text:s text:c="4"/>perror("\nError en write");</text:span></text:p>
            <text:p text:style-name="P29"><text:span text:style-name="T41"><text:s text:c="6"/>exit(-1);</text:span></text:p>
            <text:p text:style-name="P29"><text:span text:style-name="T41"><text:s text:c="2"/>}</text:span></text:p>
            <text:p text:style-name="P29"><text:span text:style-name="T41"><text:s text:c="4"/>close(fd); // Cerramos los archivos</text:span></text:p>
            <text:p text:style-name="P29"><text:span text:style-name="T41"><text:s text:c="4"/>close(salida);</text:span></text:p>
            <text:p text:style-name="P29"><text:span text:style-name="T41"><text:s text:c="2"/>return exito;</text:span></text:p>
            <text:p text:style-name="P29"><text:span text:style-name="T41">}</text:span></text:p>
            <text:p text:style-name="P29"><text:span text:style-name="T42"/></text:p>
            <text:p text:style-name="P29"><text:span text:style-name="T43">int main(int argc, char* argv[]){</text:span></text:p>
            <text:p text:style-name="P29"><text:span text:style-name="T44"/></text:p>
            <text:p text:style-name="P29"><text:span text:style-name="T45"><text:s text:c="2"/>char* nombre;</text:span></text:p>
            <text:p text:style-name="P29"><text:span text:style-name="T46"/></text:p>
            <text:p text:style-name="P29"><text:span text:style-name="T47"><text:s text:c="4"/>if(argc &lt;2){</text:span></text:p>
            <text:p text:style-name="P29"><text:span text:style-name="T47"><text:s text:c="6"/>if(isatty(fileno(stdin))){ // Usamos esta funcion para comprobar si se lee por tuberia o por terminal</text:span></text:p>
            <text:p text:style-name="P29"><text:span text:style-name="T47"><text:s text:c="8"/>fprintf(stdout, "\nLeyendo de terminal, introduce la ruta del archivo\n");</text:span></text:p>
            <text:p text:style-name="P29"><text:span text:style-name="T47"><text:s text:c="8"/>char aux[999];</text:span></text:p>
            <text:p text:style-name="P29"><text:span text:style-name="T47"><text:s text:c="8"/>scanf("%s", aux);</text:span></text:p>
            <text:p text:style-name="P29"><text:span text:style-name="T47"><text:s text:c="8"/>nombre = aux;</text:span></text:p>
            <text:p text:style-name="P29"><text:span text:style-name="T48"/></text:p>
            <text:p text:style-name="P29"><text:span text:style-name="T49"><text:s text:c="8"/>if(LecturaYEscritura(nombre)){</text:span></text:p>
            <text:p text:style-name="P29"><text:span text:style-name="T49"><text:s text:c="10"/>printf("\nExito\n");</text:span></text:p>
            <text:p text:style-name="P29"><text:span text:style-name="T49"><text:s text:c="8"/>}else{</text:span></text:p>
            <text:p text:style-name="P29"><text:span text:style-name="T49"><text:s text:c="10"/>printf("\nError en la operacion\n");</text:span></text:p>
            <text:p text:style-name="P29"><text:span text:style-name="T49"><text:s text:c="8"/>}</text:span></text:p>
            <text:p text:style-name="P29"><text:span text:style-name="T49"><text:s text:c="6"/>}else{</text:span></text:p>
            <text:p text:style-name="P29"><text:span text:style-name="T49"><text:s text:c="8"/>fprintf(stdout, "\nLeido de tuberia\n");</text:span></text:p>
            <text:p text:style-name="P29"><text:span text:style-name="T49"><text:s text:c="8"/>int pos = 0;</text:span></text:p>
            <text:p text:style-name="P29"><text:span text:style-name="T49"><text:s text:c="8"/>char estado[1];</text:span></text:p>
            <text:p text:style-name="P29"><text:span text:style-name="T49"><text:s text:c="8"/>int salida;</text:span></text:p>
            <text:p text:style-name="P29"><text:span text:style-name="T49"><text:s text:c="8"/>const int TAM = 80;</text:span></text:p>
            <text:p text:style-name="P29"><text:span text:style-name="T49"><text:s text:c="8"/>int tam = 10;</text:span></text:p>
            <text:p text:style-name="P29"><text:span text:style-name="T49"><text:s text:c="8"/>int tamNumBloques = 27;</text:span></text:p>
            <text:p text:style-name="P29"><text:span text:style-name="T49"><text:s text:c="8"/>char lectura[TAM];</text:span></text:p>
            <text:p text:style-name="P29"><text:span text:style-name="T49"><text:s text:c="8"/>int i = 1;</text:span></text:p>
            <text:p text:style-name="P29"><text:span text:style-name="T49"><text:s text:c="8"/>char numbloques[tamNumBloques];</text:span></text:p>
            <text:p text:style-name="P29"><text:span text:style-name="T50"/></text:p>
            <text:p text:style-name="P29"><text:span text:style-name="T51"><text:s text:c="8"/>if((salida = open("salida.txt",O_RDWR | O_CREAT, 0700))&lt;0) { // Abrimos o creamos el archivo salida en caso de que no exista</text:span></text:p>
            <text:p text:style-name="P29"><text:span text:style-name="T51"><text:s text:c="12"/>printf("\nError en apertura del archivo de salida\n");</text:span></text:p>
            <text:p text:style-name="P29"><text:span text:style-name="T51"><text:s text:c="12"/>exit(-1);</text:span></text:p>
            <text:p text:style-name="P29"><text:span text:style-name="T51"><text:s text:c="8"/>}</text:span></text:p>
            <text:p text:style-name="P29"><text:span text:style-name="T52"/></text:p>
            <text:p text:style-name="P29"><text:span text:style-name="T53"><text:s text:c="8"/>while((estado[0] = getchar()) != -1){</text:span></text:p>
            <text:p text:style-name="P29"><text:span text:style-name="T53"><text:s text:c="10"/>while((pos &lt;TAM) &amp;&amp;((lectura[pos] = getchar()) != -1)){ // Hacemos la lectura</text:span></text:p>
            <text:p text:style-name="P29"><text:span text:style-name="T53"><text:s text:c="12"/>pos++;</text:span></text:p>
            <text:p text:style-name="P29"><text:span text:style-name="T53"><text:s text:c="10"/>}</text:span></text:p>
            <text:p text:style-name="P29"><text:span text:style-name="T53"><text:s text:c="12"/>char bloques[tam];</text:span></text:p>
            <text:p text:style-name="P29"><text:span text:style-name="T53"><text:s text:c="12"/>sprintf(bloques, "\nBloque %i\n", i); //Guardamos en bloques el texto con el numero de bloque</text:span></text:p>
            <text:p text:style-name="P29"><text:span text:style-name="T53"><text:s text:c="12"/>if(write(salida,bloques,tam) == -1) { // Escribimos el numero de bloque en salida.txt</text:span></text:p>
            <text:p text:style-name="P29"><text:span text:style-name="T53"><text:s text:c="16"/>printf("\nError en write");</text:span></text:p>
            <text:p text:style-name="P29"><text:span text:style-name="T53"><text:s text:c="16"/>exit(-1);</text:span></text:p>
            <text:p text:style-name="P29"><text:span text:style-name="T53"><text:s text:c="12"/>}</text:span></text:p>
            <text:p text:style-name="P29"><text:span text:style-name="T53"><text:s text:c="12"/>if(write(salida, lectura, TAM) == -1) { // Escribimos la lectura en salida.txt</text:span></text:p>
            <text:p text:style-name="P29"><text:span text:style-name="T53"><text:s text:c="16"/>printf("\nError en write");</text:span></text:p>
            <text:p text:style-name="P29"><text:span text:style-name="T53"><text:s text:c="16"/>exit(-1);</text:span></text:p>
            <text:p text:style-name="P29"><text:span text:style-name="T53"><text:s text:c="12"/>}</text:span></text:p>
            <text:p text:style-name="P29"><text:span text:style-name="T54"/></text:p>
            <text:p text:style-name="P29"><text:span text:style-name="T55"><text:s text:c="12"/>if(i &gt;= 10 &amp;&amp;i &lt;100){ // Modificamos tam para que quepan mas numeros de bloque</text:span></text:p>
            <text:p text:style-name="P29"><text:span text:style-name="T55"><text:s text:c="14"/>tam = 11;</text:span></text:p>
            <text:p text:style-name="P29"><text:span text:style-name="T55"><text:s text:c="12"/>}</text:span></text:p>
            <text:p text:style-name="P29"><text:span text:style-name="T55"><text:s text:c="12"/>if(i &gt;= 100){</text:span></text:p>
            <text:p text:style-name="P29"><text:span text:style-name="T55"><text:s text:c="14"/>tam = 12;</text:span></text:p>
            <text:p text:style-name="P29"><text:span text:style-name="T55"><text:s text:c="12"/>}</text:span></text:p>
            <text:p text:style-name="P29"><text:span text:style-name="T55"><text:s text:c="12"/>i++; //Contamos los bloques</text:span></text:p>
            <text:p text:style-name="P29"><text:span text:style-name="T55"><text:s text:c="12"/>pos = 0; // Volvemos a leer</text:span></text:p>
            <text:p text:style-name="P29"><text:span text:style-name="T55"><text:s text:c="8"/>}</text:span></text:p>
            <text:p text:style-name="P29"><text:span text:style-name="T56"/></text:p>
            <text:p text:style-name="P29"><text:span text:style-name="T57"><text:s text:c="8"/>if(lseek(salida, 0, SEEK_SET)&lt;0){ // Movemos la escritura al principio de salida.txt para poner el numero de bloques</text:span></text:p>
            <text:p text:style-name="P29"><text:span text:style-name="T57"><text:s text:c="10"/>printf("\nError en lseek");</text:span></text:p>
            <text:p text:style-name="P29"><text:span text:style-name="T57"><text:s text:c="10"/>exit(-1);</text:span></text:p>
            <text:p text:style-name="P29"><text:span text:style-name="T57"><text:s text:c="10"/>}</text:span></text:p>
            <text:p text:style-name="P29"><text:span text:style-name="T58"/></text:p>
            <text:p text:style-name="P29"><text:span text:style-name="T59"><text:s text:c="10"/>sprintf(numbloques, "\nEl numerode bloques es %i\n", (i - 1)); // En numbloques guardamos el numero de bloques</text:span></text:p>
            <text:p text:style-name="P29"><text:span text:style-name="T59"><text:s text:c="10"/>if(write(salida, numbloques, tamNumBloques) &lt;0) { // Escribimos el numero de bloques al principio de salida.txt</text:span></text:p>
            <text:p text:style-name="P29"><text:span text:style-name="T59"><text:s text:c="12"/>perror("\nError en write");</text:span></text:p>
            <text:p text:style-name="P29"><text:span text:style-name="T59"><text:s text:c="14"/>exit(-1);</text:span></text:p>
            <text:p text:style-name="P29"><text:span text:style-name="T59"><text:s text:c="10"/>}</text:span></text:p>
            <text:p text:style-name="P29"><text:span text:style-name="T59"><text:s text:c="12"/>// Cerramos los archivos</text:span></text:p>
            <text:p text:style-name="P29"><text:span text:style-name="T59"><text:s text:c="12"/>close(salida);</text:span></text:p>
            <text:p text:style-name="P29"><text:span text:style-name="T59"><text:s text:c="14"/>printf("\nExito\n");</text:span></text:p>
            <text:p text:style-name="P29"><text:span text:style-name="T60"/></text:p>
            <text:p text:style-name="P29"><text:span text:style-name="T61"><text:s text:c="6"/>}</text:span></text:p>
            <text:p text:style-name="P29"><text:span text:style-name="T62"/></text:p>
            <text:p text:style-name="P29"><text:span text:style-name="T63"><text:s text:c="4"/>}else{</text:span></text:p>
            <text:p text:style-name="P29"><text:span text:style-name="T63"><text:s text:c="6"/>for(int i = 1; i &lt;argc; i++){</text:span></text:p>
            <text:p text:style-name="P29"><text:span text:style-name="T63"><text:s text:c="8"/>nombre = argv[i];</text:span></text:p>
            <text:p text:style-name="P29"><text:span text:style-name="T63"><text:s text:c="8"/>if(LecturaYEscritura(nombre)){</text:span></text:p>
            <text:p text:style-name="P29"><text:span text:style-name="T63"><text:s text:c="10"/>printf("Exito\n");</text:span></text:p>
            <text:p text:style-name="P29"><text:span text:style-name="T63"><text:s text:c="8"/>}else{</text:span></text:p>
            <text:p text:style-name="P29"><text:span text:style-name="T63"><text:s text:c="10"/>printf("Error en la operacion\n");</text:span></text:p>
            <text:p text:style-name="P29"><text:span text:style-name="T63"><text:s text:c="8"/>}</text:span></text:p>
            <text:p text:style-name="P29"><text:span text:style-name="T63"><text:s text:c="6"/>}</text:span></text:p>
            <text:p text:style-name="P29"><text:span text:style-name="T63"><text:s text:c="4"/>}</text:span></text:p>
            <text:p text:style-name="P29"><text:span text:style-name="T63">}</text:span></text:p>
            <text:p text:style-name="P29"><text:span text:style-name="T64"/></text:p>
          </table:table-cell>
        </table:table-row>
      </table:table>
      <text:p text:style-name="P31"><text:span text:style-name="T64"/></text:p>
      <text:p text:style-name="P31"><text:span text:style-name="T65">Mi solución a la<text:s/></text:span><text:span text:style-name="T66">ejercicio 3</text:span><text:span text:style-name="T67"><text:s/>ha sido:</text:span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33"><text:span text:style-name="T68"/></text:p>
            <text:p text:style-name="P33"><text:span text:style-name="T69">El programa recibe como argumento un archivo, se declara el struct stat y se realiza un .st_mode sobre atributos con las distintas macros para ver que tipo de archivo es, si es regular, directorio…</text:span></text:p>
            <text:p text:style-name="P33"><text:span text:style-name="T69">Luego muestra el tipo por pantalla</text:span></text:p>
            <text:p text:style-name="P33"><text:span text:style-name="T70"/></text:p>
            <text:p text:style-name="P33"><text:span text:style-name="T70"/></text:p>
            <text:p text:style-name="P33"><text:span text:style-name="T70"/></text:p>
            <text:p text:style-name="P33"><text:span text:style-name="T70"/></text:p>
          </table:table-cell>
        </table:table-row>
      </table:table>
      <text:p text:style-name="P35"><text:span text:style-name="T70"/></text:p>
      <text:p text:style-name="P35"><text:span text:style-name="T71">Mi solución a la<text:s/></text:span><text:span text:style-name="T72">ejercicio 4</text:span><text:span text:style-name="T73"><text:s/>ha sido:</text:span></text:p>
      <table:table table:style-name="Table09">
        <table:table-column table:style-name="TableColumn0900"/>
        <table:table-row table:style-name="TableRow0900">
          <table:table-cell table:style-name="TableCell090000">
            <text:p text:style-name="P37"><text:span text:style-name="T75">#define S_ISREG2(mode) (mode &amp;S_IFMT == S_IFREG)</text:span></text:p>
            <text:p text:style-name="P37"><text:span text:style-name="T76"/></text:p>
          </table:table-cell>
        </table:table-row>
      </table:table>
      <text:p text:style-name="P39"><text:span text:style-name="T7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